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URW Chancery L" svg:font-family="'URW Chancery L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976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URW Chancery L" fo:font-size="72pt" fo:font-style="normal" fo:font-weight="bold" style:font-name-asian="IPNHMB+TimesNewRoman" style:font-size-asian="63pt" style:font-style-asian="normal" style:font-weight-asian="bold" style:font-name-complex="IPNHMB+TimesNewRoman" style:font-size-complex="72pt" style:font-style-complex="normal" style:font-weight-complex="bold"/>
    </style:style>
    <style:style style:name="P9" style:family="paragraph" style:parent-style-name="Text_20_body">
      <style:paragraph-properties fo:margin-left="-0.028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8pt" fo:font-style="normal" fo:font-weight="bold" style:font-name-asian="IPNHMB+TimesNewRoman" style:font-size-asian="18pt" style:font-style-asian="normal" style:font-weight-asian="bold" style:font-name-complex="IPNHMB+TimesNewRoman" style:font-size-complex="18pt" style:font-style-complex="normal" style:font-weight-complex="bold"/>
    </style:style>
    <style:style style:name="P10" style:family="paragraph" style:parent-style-name="Text_20_body">
      <style:paragraph-properties fo:margin-left="-0.028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8pt" fo:font-style="normal" fo:font-weight="bold" style:font-name-asian="IPNHMB+TimesNewRoman" style:font-size-asian="18pt" style:font-style-asian="normal" style:font-weight-asian="bold" style:font-name-complex="IPNHMB+TimesNewRoman" style:font-size-complex="18pt" style:font-style-complex="normal" style:font-weight-complex="bold"/>
    </style:style>
    <style:style style:name="P11" style:family="paragraph" style:parent-style-name="Text_20_body">
      <style:paragraph-properties fo:margin-left="-0.028cm" fo:margin-right="0cm" fo:line-height="150%" fo:text-align="justify" style:justify-single-word="false" fo:text-indent="0cm" style:auto-text-indent="false">
        <style:tab-stops>
          <style:tab-stop style:position="2.004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12" style:family="paragraph" style:parent-style-name="Text_20_body">
      <style:paragraph-properties fo:margin-left="-0.028cm" fo:margin-right="0cm" fo:line-height="150%" fo:text-align="justify" style:justify-single-word="false" fo:text-indent="0cm" style:auto-text-indent="false">
        <style:tab-stops>
          <style:tab-stop style:position="2.004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Text_20_body">
      <style:paragraph-properties fo:margin-left="-0.028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-complex="Arial"/>
    </style:style>
    <style:style style:name="T2" style:family="text">
      <style:text-properties style:font-name="Nimbus Roman No9 L" fo:font-size="18pt" fo:font-style="normal" style:font-name-asian="IPNHMB+TimesNewRoman" style:font-size-asian="18pt" style:font-style-asian="normal" style:font-name-complex="IPNHMB+TimesNewRoman" style:font-size-complex="18pt" style:font-style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5</text:p>
      <text:p text:style-name="P9"><text:toc-mark-start text:id="IMark152931316" text:outline-level="1"/>5 Conclusões e Trabalhos futuros<text:toc-mark-end text:id="IMark152931316"/></text:p>
      <text:p text:style-name="P10"/>
      <text:p text:style-name="P11"><text:tab/>De acordo com <text:s/><text:span text:style-name="T1">objetivo desta pesquisa, que era fazer um levantamento e estudo sobre <text:s/>métodos e estratégias que facilitassem a negociação de requisitos de software e verificar sobre a possibilidade de formulação de uma abordagem metodológica de negociação que pudesse ser desenvolvida e aprimorada posteriormente, foi realizado um levantamento e foram encontradas várias compatibilidades entre as propostas estudadas. Sobre a verificação da possibilidade de formulação de uma abordagem metodológica de negociação, esta pesquisa não só confirmou tal possibilidade como encontrou uma solução que já havia sido <text:s/>apresentada por Ramires (2004).</text:span></text:p>
      <text:p text:style-name="P12"><text:tab/>Como uma negociação é algo bastante específico e dependente de um contexto definido, este estudo priorizou pesquisar por propostas que pudessem ser integradas umas com as outras, de forma que procurou-se dar mais atenção à análise de compatibilidades entre propostas que se destinassem a resolver problemas deferentes (dentro do contexto de produção e gerência de requisitos) ao invés de realizar análises comparativas entre soluções que resolvessem o mesmo problema. Partiu-se do principio de que um trabalho que abordasse o tema dessa forma conseguiria <text:s text:c="2"/>explicitar a presença de <text:s/>negociação de requisitos dentro do processo de engenharia de requisitos e tambem não deixar vago as interrelações entre os vários aspectos da engenharia de requisitos que devem ser considerados ao se negociar. A abordagem do tema desta forma deixou claro que ao se considerar as interrelações entre os vários aspectos da engenharia de requisitos proporciona-se maior consistência ao modelo conceitual, mais produtividade ao processo de produção de software e mais fluência às negociações. A análise destas propostas levou a conclusão de que as negociações de requisitos são bem mais suportadas e eficientes quando a engenharia de requisitos é bem feita. E quanto maior o grau de integração <text:s/>entre as propostas e rastreabilidade entre os artefatos produzidos <text:s/>durante o processo mais agilidade é provida ao negociador. Também, maior poder de argumentação cosegui-se atribuir aos participantes das negociações.</text:p>
      <text:p text:style-name="P12"><text:tab/>Quanto ao objetivo de verificar ocorrência de compatibilidade com a maioria dos processo de desenvolvimento de softwares atuais, verifica-se que a característica iterativa do trato de requisitos comprova que as negociações se dão de forma também iterativa. O trabalho sobre <text:soft-page-break/>processo de engenharia de requisitos WRE-Process baseia-se no RUP que é um processo de desenvolvimento de software em que uma de suas características é produzir a arquitetura do software de forma iterativa até se chegar a um modelo conceitual final considerado suficiente a implementação em linguagem de programação. O WRE-Process (Web Requirements Engineering Process) é um processo de engenharia de requisitos que visa atender princípios de engenharia de requisitos e tratar de características da Web, dando ênfase nos aspectos não-funcionais, de navegação e de apresentação que entretanto é um processo genérico de ER. O método sistematizado de integração de RNFs ao desenho do sistema (Cysneiros, 2001) é independente do método utilizado no desenvolvimento, bem como a proposta de como produzir a visão não funcional do software.<text:tab/> </text:p>
      <text:p text:style-name="P12"><text:tab/>No que diz respeito à intenção de demonstrar a importância do tema Negociação de Requisitos a partir de argumentos, práticas e constatações de autores que estudam o assunto, pode-se dizer que a importância de haver pequisa sobre tal tema é relevante. Isto se confirma facilmente, pois, como essa pesquisa demonstrou, conflitos podem ser identificados durante as fases iniciais do software. E dentre tais conflitos, pode-se identificar conflitos que não devem ser resolvidos sem que seja levada em consideração a opinião do cliente.</text:p>
      <text:p text:style-name="P12"><text:tab/></text:p>
      <text:p text:style-name="P12"><text:tab/>O projeto também tinha como objetivo específicos: procurar por compatibilidades e incompatibilidade entre as propostas selecionada, procurar por pontos carentes de adaptações para torna-las compatíveis entre si, bem como identificar os pontos onde tais adaptações seriam mais fáceis e mas trabalhosas. A esse respeito encontramos <text:s/>compatibilidades entre as propostas, proporcionadas principalmente pela abordagem do LAL, grafos RNFs. O LAL mostrou-se bastante importante para a integração entre as propostas estudadas.</text:p>
      <text:p text:style-name="P10"/>
      <text:p text:style-name="P13"><text:span text:style-name="T2"><text:tab/></text:span><text:span text:style-name="T3">Como as propostas estudadas contribuem para prover uma Negociação de qualidade?</text:span></text:p>
      <text:p text:style-name="P5"/>
      <text:p text:style-name="P3"><text:tab/>Todo negociador tem dois tipos de interesses : na <text:span text:style-name="T6">relação</text:span> e na <text:span text:style-name="T6">substância</text:span> (Carvalhal, 2006). Podemos fazer as seguintes inferências: que o uso de grafos de RNF nas negociações ajuda a aumentar a confiança, a comunicação e o interesse de participação das negociações <text:s/>entre os stakeholders e portanto, ajuda o <text:span text:style-name="T6">aspecto relacional</text:span> da negociação de requisitos.</text:p>
      <text:p text:style-name="P3"><text:soft-page-break/><text:tab/>Por si só, o uso dos grafos de RNF nas negociações reforçam a relação entre os stakeholders e partes<text:note text:id="ftn1" text:note-class="footnote"><text:note-citation>1</text:note-citation><text:note-body><text:p text:style-name="Footnote">em Carvalhal (2006) há uma diferenciação estre stakeholders (“fantasmas”) e partes envolvidas diretamente nas negociações.</text:p></text:note-body></text:note> envolvidas nas negociações, porque são fáceis de entender, e são ricos em informações, além de representarem as correlações requisito/ solução (nesse ponto são mais ricos que as matrizes de correlação requisito/solução do modelo SQFD, pois estas somente expressam as correlações requisitos/solução).</text:p>
      <text:p text:style-name="P3"><text:s/><text:tab/>Tomados em conjunto com o LAL , UML e GRAFOS RNF, reforçam ainda mais o <text:span text:style-name="T6">aspecto relacional, </text:span><text:span text:style-name="T7">pois esses, usados em conjunto ( tal como em Cysneiros (2001)) permite a integração entre as visões funcional e não funcional do software e, portanto, facilitam a associação de RNFs à visão funcional (que é a visão que o utilizador tem do software). <text:tab/>Assim, pode-se tomar decisões de projeto, de forma lúcida, antecipada e negociada, que terão impacto na visão funcional com a possibilidade de se saber como o software irá se comportar antes que ele seja </text:span><text:span text:style-name="T7">implementado em linguagem de programação. </text:span></text:p>
      <text:p text:style-name="P7"><text:tab/>Pode-se então evitar ou diminuir as tensões decorrentes das expectativas de envolvimento das pessoas em situações conflituosas, visto que com a ajuda de tais soluções pode-se chegar a demonstrar aos negociadores o quanto é importante a sua participação. Os grafos possuem um papel muito importante nesse ponto já que podem ser usados para expor problemas que não seriam bem expostos em texto. </text:p>
      <text:p text:style-name="P7"/>
      <text:p text:style-name="P7"><text:tab/>Como a proposta de Ramires (2004).</text:p>
      <text:p text:style-name="P6"/>
      <text:p text:style-name="P4"><text:span text:style-name="T8">Comentário 2</text:span><text:span text:style-name="T7">: </text:span><text:span text:style-name="T4">Qual é abordagem que é dada a negociação?</text:span></text:p>
      <text:p text:style-name="P6"/>
      <text:p text:style-name="P2"><text:span text:style-name="T7"><text:tab/>As abordagens de negociação podem ser de natureza teórica ou prática. Kemper e Kemper (apud Carvalhal (2006) ) classificam as abordagens teóricas em nove categorias mais importantes: estratégicas (estratégias de jogadores); conhecimento do processo de aprendizagem; processo de tomada de decisão; psicológicas e sociológicas; prescritivas (o que deve ser feito); descritivas (características dos negociadores); teoria dos jogos; comunicação; negociação coletiva. No campo prático as abordagens </text:span><text:span text:style-name="T6">teórica prescritiva</text:span><text:span text:style-name="T7"> e </text:span><text:span text:style-name="T6">teórica descritiva</text:span><text:span text:style-name="T7"> são as mais utilizadas. Já no que se refere a abordagens práticas, os negociadores podem adotar diferentes abordagens. Mas a mais importantes são as de natureza integrativa (</text:span><text:span text:style-name="T6">abordagem prática integrativa</text:span><text:span text:style-name="T7">) e de natureza distributiva (</text:span><text:span text:style-name="T6">abordagem prática distributiva)</text:span><text:span text:style-name="T7">. O processo propostos por Ramires (2004) se enquadra entre as abordagens práticas e é um misto entre as abordagens prática integrativa e abordagem </text:span><text:soft-page-break/><text:span text:style-name="T7">prática distributiva. <text:s/></text:span></text:p>
      <text:p text:style-name="P6"/>
      <text:p text:style-name="P6">Comentário 3: <text:s/><text:span text:style-name="T5">Que adaptações se pode fazer no processo para que a negociação seja mais gerenciável?</text:span></text:p>
      <text:p text:style-name="P6"/>
      <text:p text:style-name="P6"><text:tab/>Os interesses, necessidades, objeto, escopo, objetivos, posições, moedas de troca, valores, argumentos, limites, ponto de recuo e MACNA são conceitos que devem ser bem entendidos e praticados no contexto das negociações de requisitos de qualidade para se garantir a lucidez das negociações. O uso de softwares de apóio é fundamental para que se garanta a produtividade dos negociadores.</text:p>
      <text:p text:style-name="P1"/>
      <text:p text:style-name="P1"/>
      <text:p text:style-name="P1">Trabalho futuro: </text:p>
      <text:list text:style-name="L2">
        <text:list-item>
          <text:p text:style-name="P19">Integração do BPMNRF (XAVIER, 2009) com o Glossário Léxico (DIDIER, 2003).</text:p>
        </text:list-item>
        <text:list-item>
          <text:p text:style-name="P19">Utilização em conjunto do SQFD com outras metodologias de desenvolvimento de software como o RUP e suas variações por exemplo.</text:p>
        </text:list-item>
      </text:list>
      <text:p text:style-name="P1"/>
      <text:p text:style-name="P1">Trabalho futuro: </text:p>
      <text:p text:style-name="P1"><text:tab/>Desenvolvimento</text:p>
      <text:list text:style-name="L1">
        <text:list-item>
          <text:p text:style-name="P15">Ferramenta para produção controle de versão de Grafos de RNF ou integração com a ferramenta C&amp;L</text:p>
        </text:list-item>
        <text:list-item>
          <text:p text:style-name="P15">Ferramenta de produção de BPD que suporte a abordagem BPMNRNF (XAVIER, 2009) e que permita a integração do BPD com o Glossário Léxico (DIDIER, 2009).</text:p>
        </text:list-item>
        <text:list-item>
          <text:p text:style-name="P15">Pesquisa ou desenvolvimento de Ferramenta(s) que suporte(m) a aplicação do WRE-Process (DIDIER, 2003). </text:p>
        </text:list-item>
        <text:list-item>
          <text:p text:style-name="P15">Ferramenta que suporte as funcionalidades do sistema MEG (RAMIRES, 2004) e permita sua integração com ferramenta de grafos de RNF (CYSNEIROS, 2001) <text:s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URW Chancery L" svg:font-family="'URW Chancery L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6T21:19:30</meta:creation-date>
    <dc:date>2011-02-25T18:21:38</dc:date>
    <meta:editing-cycles>42</meta:editing-cycles>
    <meta:editing-duration>PT6H5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28" meta:word-count="1291" meta:character-count="8568"/>
  </office:meta>
</office:document-meta>
</file>